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0.61cm" fo:margin-left="3.106cm" table:align="left"/>
    </style:style>
    <style:style style:name="Tabla1.A" style:family="table-column">
      <style:table-column-properties style:column-width="0.688cm"/>
    </style:style>
    <style:style style:name="Tabla1.B" style:family="table-column">
      <style:table-column-properties style:column-width="9.92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6.143cm" table:align="left"/>
    </style:style>
    <style:style style:name="Tabla2.A" style:family="table-column">
      <style:table-column-properties style:column-width="0.637cm"/>
    </style:style>
    <style:style style:name="Tabla2.B" style:family="table-column">
      <style:table-column-properties style:column-width="15.506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6.113cm" table:align="left"/>
    </style:style>
    <style:style style:name="Tabla3.A" style:family="table-column">
      <style:table-column-properties style:column-width="0.637cm"/>
    </style:style>
    <style:style style:name="Tabla3.B" style:family="table-column">
      <style:table-column-properties style:column-width="15.476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7c0b4" officeooo:paragraph-rsid="0007c0b4"/>
    </style:style>
    <style:style style:name="P2" style:family="paragraph" style:parent-style-name="Standard">
      <style:paragraph-properties fo:text-align="start" style:justify-single-word="false"/>
      <style:text-properties officeooo:rsid="0007c0b4" officeooo:paragraph-rsid="0007c0b4"/>
    </style:style>
    <style:style style:name="P3" style:family="paragraph" style:parent-style-name="Standard">
      <style:paragraph-properties fo:text-align="start" style:justify-single-word="false"/>
      <style:text-properties officeooo:paragraph-rsid="00094df1"/>
    </style:style>
    <style:style style:name="P4" style:family="paragraph" style:parent-style-name="Standard">
      <style:paragraph-properties fo:text-align="start" style:justify-single-word="false"/>
      <style:text-properties officeooo:rsid="000b0fab" officeooo:paragraph-rsid="000b0fab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style:line-height-at-least="0.423cm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style:line-height-at-least="0.423cm" fo:text-align="start" style:justify-single-word="false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style:line-height-at-least="0.423cm" fo:text-indent="0cm" style:auto-text-indent="false"/>
      <style:text-properties fo:color="#557799"/>
    </style:style>
    <style:style style:name="P8" style:family="paragraph" style:parent-style-name="Preformatted_20_Text">
      <style:paragraph-properties fo:margin-top="0cm" fo:margin-bottom="0cm" loext:contextual-spacing="false" style:line-height-at-least="0.423cm"/>
    </style:style>
    <style:style style:name="P9" style:family="paragraph" style:parent-style-name="Preformatted_20_Text">
      <style:paragraph-properties fo:margin-top="0cm" fo:margin-bottom="0cm" loext:contextual-spacing="false" style:line-height-at-least="0.423cm" fo:text-align="start" style:justify-single-word="false"/>
    </style:style>
    <style:style style:name="P10" style:family="paragraph" style:parent-style-name="Preformatted_20_Text">
      <style:paragraph-properties fo:margin-top="0cm" fo:margin-bottom="0cm" loext:contextual-spacing="false" style:line-height-at-least="0.423cm"/>
      <style:text-properties fo:color="#007700"/>
    </style:style>
    <style:style style:name="T1" style:family="text">
      <style:text-properties officeooo:rsid="00094df1"/>
    </style:style>
    <style:style style:name="T2" style:family="text">
      <style:text-properties fo:color="#569cd6"/>
    </style:style>
    <style:style style:name="T3" style:family="text">
      <style:text-properties fo:color="#569cd6" style:font-name="Droid Sans Mono" fo:font-size="10.5pt" fo:font-weight="normal" fo:background-color="#1e1e1e" loext:char-shading-value="0"/>
    </style:style>
    <style:style style:name="T4" style:family="text">
      <style:text-properties fo:color="#d4d4d4" style:font-name="Droid Sans Mono" fo:font-size="10.5pt" fo:font-weight="normal" fo:background-color="#1e1e1e" loext:char-shading-value="0"/>
    </style:style>
    <style:style style:name="T5" style:family="text">
      <style:text-properties fo:color="#dcdcaa"/>
    </style:style>
    <style:style style:name="T6" style:family="text">
      <style:text-properties fo:color="#dcdcaa" style:font-name="Droid Sans Mono" fo:font-size="10.5pt" fo:font-weight="normal" fo:background-color="#1e1e1e" loext:char-shading-value="0"/>
    </style:style>
    <style:style style:name="T7" style:family="text">
      <style:text-properties fo:color="#9cdcfe" style:font-name="Droid Sans Mono" fo:font-size="10.5pt" fo:font-weight="normal" fo:background-color="#1e1e1e" loext:char-shading-value="0"/>
    </style:style>
    <style:style style:name="T8" style:family="text">
      <style:text-properties fo:color="#ce9178"/>
    </style:style>
    <style:style style:name="T9" style:family="text">
      <style:text-properties fo:color="#ce9178" style:font-name="Droid Sans Mono" fo:font-size="10.5pt" fo:font-weight="normal" fo:background-color="#1e1e1e" loext:char-shading-value="0"/>
    </style:style>
    <style:style style:name="T10" style:family="text">
      <style:text-properties fo:color="#c586c0"/>
    </style:style>
    <style:style style:name="T11" style:family="text">
      <style:text-properties fo:color="#c586c0" style:font-name="Droid Sans Mono" fo:font-size="10.5pt" fo:font-weight="normal" fo:background-color="#1e1e1e" loext:char-shading-value="0"/>
    </style:style>
    <style:style style:name="T12" style:family="text">
      <style:text-properties fo:color="#008800" fo:font-weight="bold"/>
    </style:style>
    <style:style style:name="T13" style:family="text">
      <style:text-properties fo:color="#333333"/>
    </style:style>
    <style:style style:name="T14" style:family="text">
      <style:text-properties fo:background-color="#fff0f0" loext:char-shading-value="0"/>
    </style:style>
    <style:style style:name="T15" style:family="text">
      <style:text-properties fo:color="#0000dd" fo:font-weight="bold"/>
    </style:style>
    <style:style style:name="T16" style:family="text">
      <style:text-properties fo:color="#007700"/>
    </style:style>
    <style:style style:name="T17" style:family="text">
      <style:text-properties fo:color="#0000cc"/>
    </style:style>
    <style:style style:name="T18" style:family="text">
      <style:text-properties fo:color="#6600ee" fo:font-weight="bold"/>
    </style:style>
    <style:style style:name="T19" style:family="text">
      <style:text-properties fo:color="#bb0066" fo:font-weight="bold"/>
    </style:style>
    <style:style style:name="T20" style:family="text">
      <style:text-properties fo:color="#0070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Si utilice 2 Frameworks React y Django.</text:p>
      <text:p text:style-name="P1">React: Lo utilice con una finalidad académica y profesional. Tuve diferentes proyectos dentro del Bootcamp que curse desde una weather app hasta un ecommerce y en el ámbito profesional lo use para resolver varios retos técnicos.</text:p>
      <text:p text:style-name="P1">Weather-App: En esta me traía los datos de las ciudades desde una Api y los usaba en el front para hacer display de tarjetas con el clima de cada ciudad:</text:p>
      <text:p text:style-name="P1">Eccommerce: Fue un trabajo en equipo generamos todos los componentes y autentificaciones necesarias para una pagina de este estilo, teníamos un back-end completo de donde pedíamos los datos con acciones de Redux y posteabamos los datos desde el front-end hacia la base de datos.</text:p>
      <text:p text:style-name="P1">Mi portafolio: Lo hice con un front-end en React y con un back-end en express.</text:p>
      <text:p text:style-name="P1">Django: Lo utilice con una finalidad académica y profesional. Académica porque me interesaba aprender ese Framework. Después hice una app para mi padre que le ayuda en el día a día de su trabajo e hice una REST api para un reto técnico.</text:p>
      <text:p text:style-name="P1"><text:s/></text:p>
      <text:p text:style-name="P1">2- Me manejo bastante bien con ES6 capaz tengo algunas cosas que no tengo memorizadas pero una búsqueda rápida y se soluciona </text:p>
      <text:p text:style-name="P1"/>
      <text:p text:style-name="P1">3- Si consumí REST apis y cree mis propias REST apis la mayoría de las veces que consumí use Fetch y Axios.</text:p>
      <text:p text:style-name="P1"/>
      <text:p text:style-name="P1">4- <text:span text:style-name="T1">Tengo experiencia en GIT &amp; GitHub</text:span></text:p>
      <text:p text:style-name="P2"/>
      <text:p text:style-name="P3"><text:span text:style-name="T1">5- <text:s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text:s/>1</text:p>
            <text:p text:style-name="P9"><text:s/>2</text:p>
            <text:p text:style-name="P9"><text:s/>3</text:p>
            <text:p text:style-name="P9"><text:s/>4</text:p>
            <text:p text:style-name="P9"><text:s/>5</text:p>
            <text:p text:style-name="P9"><text:s/>6</text:p>
            <text:p text:style-name="P9"><text:s/>7</text:p>
            <text:p text:style-name="P9"><text:s/>8</text:p>
            <text:p text:style-name="P9"><text:s/>9</text:p>
            <text:p text:style-name="P9">10</text:p>
            <text:p text:style-name="P9">11</text:p>
            <text:p text:style-name="P9">12</text:p>
            <text:p text:style-name="P9">13</text:p>
            <text:p text:style-name="P9">14</text:p>
            <text:p text:style-name="P9">15</text:p>
            <text:p text:style-name="P9">16</text:p>
            <text:p text:style-name="P9">17</text:p>
            <text:p text:style-name="P9">18</text:p>
            <text:p text:style-name="P9">19</text:p>
            <text:p text:style-name="P9">20</text:p>
            <text:p text:style-name="P9">21</text:p>
            <text:p text:style-name="P9">22</text:p>
            <text:p text:style-name="P9">23</text:p>
            <text:p text:style-name="P9">24</text:p>
            <text:p text:style-name="P9">25</text:p>
            <text:p text:style-name="P9">26</text:p>
            <text:p text:style-name="P9">27</text:p>
            <text:p text:style-name="P9">28</text:p>
            <text:p text:style-name="P9">29</text:p>
            <text:p text:style-name="P9">30</text:p>
            <text:p text:style-name="P9">31</text:p>
            <text:p text:style-name="P9">32</text:p>
            <text:p text:style-name="P9">33</text:p>
            <text:p text:style-name="P9">34</text:p>
            <text:p text:style-name="P9"><text:soft-page-break/>35</text:p>
            <text:p text:style-name="P9">36</text:p>
            <text:p text:style-name="P9">37</text:p>
            <text:p text:style-name="P9">38</text:p>
            <text:p text:style-name="P9">39</text:p>
            <text:p text:style-name="P9">40</text:p>
            <text:p text:style-name="P9">41</text:p>
            <text:p text:style-name="P9">42</text:p>
            <text:p text:style-name="P9">43</text:p>
            <text:p text:style-name="P9">44</text:p>
            <text:p text:style-name="P9">45</text:p>
            <text:p text:style-name="P9">46</text:p>
            <text:p text:style-name="P9">47</text:p>
            <text:p text:style-name="P9">48</text:p>
            <text:p text:style-name="P9">49</text:p>
            <text:p text:style-name="P9">50</text:p>
            <text:p text:style-name="P9">51</text:p>
            <text:p text:style-name="P9">52</text:p>
            <text:p text:style-name="P9">53</text:p>
            <text:p text:style-name="P9">54</text:p>
            <text:p text:style-name="P9">55</text:p>
            <text:p text:style-name="P9">56</text:p>
          </table:table-cell>
          <table:table-cell table:style-name="Tabla1.A1" office:value-type="string">
            <text:p text:style-name="P6"><text:span text:style-name="T12">var</text:span> request1 <text:span text:style-name="T13">=</text:span> <text:span text:style-name="T12">function</text:span>(x) {</text:p>
            <text:p text:style-name="P9"><text:s text:c="2"/><text:span text:style-name="T12">var</text:span> promise <text:span text:style-name="T13">=</text:span> <text:span text:style-name="T12">new</text:span> Promise(<text:span text:style-name="T12">function</text:span>(){</text:p>
            <text:p text:style-name="P9"><text:s text:c="5"/>setTimeout(<text:span text:style-name="T12">function</text:span>() {</text:p>
            <text:p text:style-name="P9"><text:s text:c="8"/>console.log(<text:span text:style-name="T14">'Hey i am Request1 '</text:span> <text:span text:style-name="T13">+</text:span> x);</text:p>
            <text:p text:style-name="P9"><text:s text:c="5"/>}, <text:span text:style-name="T15">5000</text:span>); </text:p>
            <text:p text:style-name="P9"><text:s text:c="2"/>});</text:p>
            <text:p text:style-name="P9"><text:s text:c="2"/><text:span text:style-name="T12">return</text:span> promise;</text:p>
            <text:p text:style-name="P9">};</text:p>
            <text:p text:style-name="P9"/>
            <text:p text:style-name="P9"/>
            <text:p text:style-name="P9"><text:span text:style-name="T12">var</text:span> request2 <text:span text:style-name="T13">=</text:span> <text:span text:style-name="T12">function</text:span>(x) {</text:p>
            <text:p text:style-name="P9"><text:s text:c="2"/><text:span text:style-name="T12">var</text:span> promise2 <text:span text:style-name="T13">=</text:span> <text:span text:style-name="T12">new</text:span> Promise(<text:span text:style-name="T12">function</text:span>(){</text:p>
            <text:p text:style-name="P9"><text:s text:c="4"/>setTimeout(<text:span text:style-name="T12">function</text:span>() {</text:p>
            <text:p text:style-name="P9"><text:s text:c="6"/>console.log(<text:span text:style-name="T14">'Hey i am Request2 '</text:span> <text:span text:style-name="T13">+</text:span> x);</text:p>
            <text:p text:style-name="P9"><text:s text:c="3"/>}, <text:span text:style-name="T15">5000</text:span>); </text:p>
            <text:p text:style-name="P9"><text:s text:c="2"/>});</text:p>
            <text:p text:style-name="P9"><text:s text:c="2"/><text:span text:style-name="T12">return</text:span> promise2;</text:p>
            <text:p text:style-name="P9">};</text:p>
            <text:p text:style-name="P9"/>
            <text:p text:style-name="P9"><text:span text:style-name="T12">function</text:span> callRequest1() {</text:p>
            <text:p text:style-name="P9"><text:s text:c="2"/><text:span text:style-name="T12">try</text:span>{</text:p>
            <text:p text:style-name="P9"><text:s text:c="4"/>request1(<text:span text:style-name="T14">"callRequest 1 Response 1"</text:span>)</text:p>
            <text:p text:style-name="P9"><text:s text:c="4"/>.then(request2(<text:span text:style-name="T14">"callRequest 1 Response 2"</text:span>))</text:p>
            <text:p text:style-name="P9"><text:s text:c="2"/>}</text:p>
            <text:p text:style-name="P9"><text:s text:c="2"/><text:span text:style-name="T12">catch</text:span>{</text:p>
            <text:p text:style-name="P9"><text:s text:c="4"/>console.log(<text:span text:style-name="T14">'Your promise fail'</text:span>)</text:p>
            <text:p text:style-name="P9"><text:s text:c="2"/>}</text:p>
            <text:p text:style-name="P9">}</text:p>
            <text:p text:style-name="P9"><text:s text:c="4"/></text:p>
            <text:p text:style-name="P9"/>
            <text:p text:style-name="P9">callRequest1()</text:p>
            <text:p text:style-name="P9"/>
            <text:p text:style-name="P9"/>
            <text:p text:style-name="P9"><text:soft-page-break/><text:span text:style-name="T12">function</text:span> callRequest2() {</text:p>
            <text:p text:style-name="P9"><text:s text:c="2"/><text:span text:style-name="T12">try</text:span>{</text:p>
            <text:p text:style-name="P9"><text:s text:c="4"/>request1(<text:span text:style-name="T14">"callRequest 2 Response 1"</text:span>)</text:p>
            <text:p text:style-name="P9"><text:s text:c="4"/>request2(<text:span text:style-name="T14">"callRequest 2 Response 2"</text:span>)</text:p>
            <text:p text:style-name="P9"><text:s text:c="2"/>}</text:p>
            <text:p text:style-name="P9"><text:s text:c="2"/><text:span text:style-name="T12">catch</text:span>{</text:p>
            <text:p text:style-name="P9"><text:s text:c="4"/>console.log(<text:span text:style-name="T14">'Your promise fail'</text:span>)</text:p>
            <text:p text:style-name="P9"><text:s text:c="2"/>}</text:p>
            <text:p text:style-name="P9">}</text:p>
            <text:p text:style-name="P9"/>
            <text:p text:style-name="P9">callRequest2()</text:p>
            <text:p text:style-name="P9"/>
            <text:p text:style-name="P9"><text:span text:style-name="T12">function</text:span> callRequest3() {</text:p>
            <text:p text:style-name="P9"><text:s text:c="2"/><text:span text:style-name="T12">try</text:span>{</text:p>
            <text:p text:style-name="P9"><text:s text:c="4"/>request1(<text:span text:style-name="T14">"callRequest 3 Response 1"</text:span>)</text:p>
            <text:p text:style-name="P9"><text:s text:c="6"/>.then(request2(<text:span text:style-name="T14">"callRequest 3 Response 2"</text:span>))</text:p>
            <text:p text:style-name="P9"><text:s text:c="2"/>}</text:p>
            <text:p text:style-name="P9"><text:s text:c="2"/><text:span text:style-name="T12">catch</text:span>{</text:p>
            <text:p text:style-name="P9"><text:s text:c="4"/>console.log(<text:span text:style-name="T14">'Your promise fail'</text:span>)</text:p>
            <text:p text:style-name="P9"><text:s text:c="2"/>}</text:p>
            <text:p text:style-name="P9">}</text:p>
            <text:p text:style-name="P9"/>
            <text:p text:style-name="P9">callRequest3()</text:p>
          </table:table-cell>
        </table:table-row>
      </table:table>
      <text:p text:style-name="P3"/>
      <text:p text:style-name="P4">6- HTML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text:s/>1</text:p>
            <text:p text:style-name="P8"><text:s/>2</text:p>
            <text:p text:style-name="P8"><text:s/>3</text:p>
            <text:p text:style-name="P8"><text:s/>4</text:p>
            <text:p text:style-name="P8"><text:s/>5</text:p>
            <text:p text:style-name="P8"><text:s/>6</text:p>
            <text:p text:style-name="P8"><text:s/>7</text:p>
            <text:p text:style-name="P8"><text:s/>8</text:p>
            <text:p text:style-name="P8"><text:s/>9</text:p>
            <text:p text:style-name="P8">10</text:p>
            <text:p text:style-name="P8">11</text:p>
            <text:p text:style-name="P8">12</text:p>
            <text:p text:style-name="P8">13</text:p>
            <text:p text:style-name="P8">14</text:p>
            <text:p text:style-name="P8">15</text:p>
            <text:p text:style-name="P8">16</text:p>
            <text:p text:style-name="P8">17</text:p>
            <text:p text:style-name="P8">18</text:p>
            <text:p text:style-name="P8">19</text:p>
            <text:p text:style-name="P8">20</text:p>
            <text:p text:style-name="P8">21</text:p>
            <text:p text:style-name="P8">22</text:p>
            <text:p text:style-name="P8">23</text:p>
            <text:p text:style-name="P8">24</text:p>
            <text:p text:style-name="P8">25</text:p>
            <text:p text:style-name="P8">26</text:p>
          </table:table-cell>
          <table:table-cell table:style-name="Tabla2.A1" office:value-type="string">
            <text:p text:style-name="P7">&lt;!DOCTYPE html&gt;</text:p>
            <text:p text:style-name="P8"><text:span text:style-name="T16">&lt;html</text:span> <text:span text:style-name="T17">lang=</text:span><text:span text:style-name="T14">"en"</text:span><text:span text:style-name="T16">&gt;</text:span></text:p>
            <text:p text:style-name="P10">&lt;head&gt;</text:p>
            <text:p text:style-name="P8"><text:s text:c="2"/><text:span text:style-name="T16">&lt;meta</text:span> <text:span text:style-name="T17">charset=</text:span><text:span text:style-name="T14">"UTF-8"</text:span><text:span text:style-name="T16">&gt;</text:span></text:p>
            <text:p text:style-name="P8"><text:s text:c="2"/><text:span text:style-name="T16">&lt;meta</text:span> <text:span text:style-name="T17">http-equiv=</text:span><text:span text:style-name="T14">"X-UA-Compatible"</text:span> <text:span text:style-name="T17">content=</text:span><text:span text:style-name="T14">"IE=edge"</text:span><text:span text:style-name="T16">&gt;</text:span></text:p>
            <text:p text:style-name="P8"><text:s text:c="2"/><text:span text:style-name="T16">&lt;meta</text:span> <text:span text:style-name="T17">name=</text:span><text:span text:style-name="T14">"viewport"</text:span> <text:span text:style-name="T17">content=</text:span><text:span text:style-name="T14">"width=device-width, initial-scale=1.0"</text:span><text:span text:style-name="T16">&gt;</text:span></text:p>
            <text:p text:style-name="P8"><text:s text:c="2"/><text:span text:style-name="T16">&lt;link</text:span> <text:span text:style-name="T17">rel=</text:span><text:span text:style-name="T14">"stylesheet"</text:span> <text:span text:style-name="T17">href=</text:span><text:span text:style-name="T14">"./SouthWard.css"</text:span><text:span text:style-name="T16">&gt;</text:span></text:p>
            <text:p text:style-name="P8"><text:s text:c="2"/><text:span text:style-name="T16">&lt;title&gt;</text:span>SouthWard TEST<text:span text:style-name="T16">&lt;/title&gt;</text:span></text:p>
            <text:p text:style-name="P10">&lt;/head&gt;</text:p>
            <text:p text:style-name="P10">&lt;body&gt;</text:p>
            <text:p text:style-name="P8"><text:s text:c="2"/><text:span text:style-name="T16">&lt;div</text:span> <text:span text:style-name="T17">class=</text:span><text:span text:style-name="T14">"contenedor"</text:span><text:span text:style-name="T16">&gt;</text:span></text:p>
            <text:p text:style-name="P8"><text:s text:c="4"/><text:span text:style-name="T16">&lt;div</text:span> <text:span text:style-name="T17">class=</text:span><text:span text:style-name="T14">"interno"</text:span><text:span text:style-name="T16">&gt;</text:span></text:p>
            <text:p text:style-name="P8"><text:s text:c="4"/><text:span text:style-name="T16">&lt;/div&gt;</text:span></text:p>
            <text:p text:style-name="P8"><text:s text:c="4"/><text:span text:style-name="T16">&lt;div</text:span> <text:span text:style-name="T17">class=</text:span><text:span text:style-name="T14">"interno"</text:span><text:span text:style-name="T16">&gt;</text:span></text:p>
            <text:p text:style-name="P8"><text:s text:c="4"/><text:span text:style-name="T16">&lt;/div&gt;</text:span></text:p>
            <text:p text:style-name="P8"><text:s text:c="4"/><text:span text:style-name="T16">&lt;div</text:span> <text:span text:style-name="T17">class=</text:span><text:span text:style-name="T14">"interno"</text:span><text:span text:style-name="T16">&gt;</text:span></text:p>
            <text:p text:style-name="P8"><text:s text:c="4"/><text:span text:style-name="T16">&lt;/div&gt;</text:span></text:p>
            <text:p text:style-name="P8"><text:s text:c="4"/><text:span text:style-name="T16">&lt;div</text:span> <text:span text:style-name="T17">class=</text:span><text:span text:style-name="T14">"interno"</text:span><text:span text:style-name="T16">&gt;</text:span></text:p>
            <text:p text:style-name="P8"><text:s text:c="4"/><text:span text:style-name="T16">&lt;/div&gt;</text:span></text:p>
            <text:p text:style-name="P8"><text:s text:c="4"/><text:span text:style-name="T16">&lt;div</text:span> <text:span text:style-name="T17">class=</text:span><text:span text:style-name="T14">"interno"</text:span><text:span text:style-name="T16">&gt;</text:span></text:p>
            <text:p text:style-name="P8"><text:s text:c="4"/><text:span text:style-name="T16">&lt;/div&gt;</text:span></text:p>
            <text:p text:style-name="P8"><text:s text:c="4"/><text:span text:style-name="T16">&lt;div</text:span> <text:span text:style-name="T17">class=</text:span><text:span text:style-name="T14">"interno"</text:span><text:span text:style-name="T16">&gt;</text:span></text:p>
            <text:p text:style-name="P8"><text:s text:c="4"/><text:span text:style-name="T16">&lt;/div&gt;</text:span></text:p>
            <text:p text:style-name="P8"><text:s text:c="2"/><text:span text:style-name="T16">&lt;/div&gt;</text:span></text:p>
            <text:p text:style-name="P10">&lt;/body&gt;</text:p>
            <text:p text:style-name="P10">&lt;/html&gt;</text:p>
          </table:table-cell>
        </table:table-row>
      </table:table>
      <text:p text:style-name="P4">CSS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"><text:s/>1</text:p>
            <text:p text:style-name="P8"><text:s/>2</text:p>
            <text:p text:style-name="P8"><text:s/>3</text:p>
            <text:p text:style-name="P8"><text:s/>4</text:p>
            <text:p text:style-name="P8"><text:s/>5</text:p>
            <text:p text:style-name="P8"><text:s/>6</text:p>
            <text:p text:style-name="P8"><text:soft-page-break/><text:s/>7</text:p>
            <text:p text:style-name="P8"><text:s/>8</text:p>
            <text:p text:style-name="P8"><text:s/>9</text:p>
            <text:p text:style-name="P8">10</text:p>
            <text:p text:style-name="P8">11</text:p>
            <text:p text:style-name="P8">12</text:p>
            <text:p text:style-name="P8">13</text:p>
            <text:p text:style-name="P8">14</text:p>
            <text:p text:style-name="P8">15</text:p>
            <text:p text:style-name="P8">16</text:p>
            <text:p text:style-name="P8">17</text:p>
            <text:p text:style-name="P8">18</text:p>
            <text:p text:style-name="P8">19</text:p>
            <text:p text:style-name="P8">20</text:p>
            <text:p text:style-name="P8">21</text:p>
            <text:p text:style-name="P8">22</text:p>
            <text:p text:style-name="P8">23</text:p>
            <text:p text:style-name="P8">24</text:p>
            <text:p text:style-name="P8">25</text:p>
            <text:p text:style-name="P8">26</text:p>
            <text:p text:style-name="P8">27</text:p>
            <text:p text:style-name="P8">28</text:p>
            <text:p text:style-name="P8">29</text:p>
            <text:p text:style-name="P8">30</text:p>
            <text:p text:style-name="P8">31</text:p>
            <text:p text:style-name="P8">32</text:p>
            <text:p text:style-name="P8">33</text:p>
            <text:p text:style-name="P8">34</text:p>
          </table:table-cell>
          <table:table-cell table:style-name="Tabla3.A1" office:value-type="string">
            <text:p text:style-name="P5"><text:span text:style-name="T13">*</text:span>{</text:p>
            <text:p text:style-name="P8"><text:s text:c="2"/>box<text:span text:style-name="T13">-</text:span>sizing<text:span text:style-name="T13">:</text:span> <text:span text:style-name="T12">border</text:span><text:span text:style-name="T13">-</text:span>box;</text:p>
            <text:p text:style-name="P8"><text:s text:c="2"/><text:span text:style-name="T12">padding</text:span><text:span text:style-name="T13">:</text:span> <text:span text:style-name="T18">0</text:span>;</text:p>
            <text:p text:style-name="P8"><text:s text:c="2"/><text:span text:style-name="T12">margin</text:span><text:span text:style-name="T13">:</text:span> <text:span text:style-name="T18">0</text:span>;</text:p>
            <text:p text:style-name="P8">}</text:p>
            <text:p text:style-name="P8"/>
            <text:p text:style-name="P8"><text:soft-page-break/><text:span text:style-name="T19">.contenedor</text:span>{</text:p>
            <text:p text:style-name="P8"><text:s text:c="2"/><text:span text:style-name="T12">display</text:span><text:span text:style-name="T13">:</text:span> flex;</text:p>
            <text:p text:style-name="P8"><text:s text:c="2"/>flex<text:span text:style-name="T13">-</text:span>flow<text:span text:style-name="T13">:</text:span> row wrap;</text:p>
            <text:p text:style-name="P8"><text:s text:c="2"/><text:span text:style-name="T12">justify</text:span><text:span text:style-name="T13">-</text:span><text:span text:style-name="T12">content</text:span><text:span text:style-name="T13">:</text:span> space<text:span text:style-name="T13">-</text:span>around;</text:p>
            <text:p text:style-name="P8">}</text:p>
            <text:p text:style-name="P8"/>
            <text:p text:style-name="P8"><text:span text:style-name="T19">.interno</text:span>{</text:p>
            <text:p text:style-name="P8"><text:s text:c="2"/><text:span text:style-name="T12">background-color</text:span><text:span text:style-name="T13">:</text:span> <text:span text:style-name="T20">pink</text:span>;</text:p>
            <text:p text:style-name="P8"><text:s text:c="2"/><text:span text:style-name="T12">height</text:span><text:span text:style-name="T13">:</text:span> <text:span text:style-name="T18">100px</text:span>;</text:p>
            <text:p text:style-name="P8"><text:s text:c="2"/><text:span text:style-name="T12">width</text:span><text:span text:style-name="T13">:</text:span> <text:span text:style-name="T18">25</text:span><text:span text:style-name="T13">%</text:span>;</text:p>
            <text:p text:style-name="P8"><text:s text:c="2"/><text:span text:style-name="T12">margin-bottom</text:span><text:span text:style-name="T13">:</text:span> <text:span text:style-name="T18">1</text:span>rem;</text:p>
            <text:p text:style-name="P8">}</text:p>
            <text:p text:style-name="P8"/>
            <text:p text:style-name="P8"><text:span text:style-name="T12">@media</text:span> <text:span text:style-name="T13">(</text:span><text:span text:style-name="T16">max-width</text:span><text:span text:style-name="T13">:</text:span> <text:span text:style-name="T16">1000px</text:span><text:span text:style-name="T13">)</text:span>{</text:p>
            <text:p text:style-name="P8"><text:s text:c="2"/><text:span text:style-name="T19">.interno</text:span>{</text:p>
            <text:p text:style-name="P8"><text:s text:c="4"/><text:span text:style-name="T12">background-color</text:span><text:span text:style-name="T13">:</text:span> <text:span text:style-name="T20">red</text:span>;</text:p>
            <text:p text:style-name="P8"><text:s text:c="4"/><text:span text:style-name="T12">height</text:span><text:span text:style-name="T13">:</text:span> <text:span text:style-name="T18">100px</text:span>;</text:p>
            <text:p text:style-name="P8"><text:s text:c="4"/><text:span text:style-name="T12">width</text:span><text:span text:style-name="T13">:</text:span> <text:span text:style-name="T18">33</text:span><text:span text:style-name="T13">%</text:span>;</text:p>
            <text:p text:style-name="P8"><text:s text:c="2"/>}</text:p>
            <text:p text:style-name="P8">}</text:p>
            <text:p text:style-name="P8"/>
            <text:p text:style-name="P8"><text:span text:style-name="T12">@media</text:span> <text:span text:style-name="T13">(</text:span><text:span text:style-name="T16">max-width</text:span><text:span text:style-name="T13">:</text:span> <text:span text:style-name="T16">400px</text:span><text:span text:style-name="T13">)</text:span>{</text:p>
            <text:p text:style-name="P8"><text:s text:c="2"/><text:span text:style-name="T19">.interno</text:span>{</text:p>
            <text:p text:style-name="P8"><text:s text:c="4"/><text:span text:style-name="T12">background-color</text:span><text:span text:style-name="T13">:</text:span> <text:span text:style-name="T20">yellowgreen</text:span>;</text:p>
            <text:p text:style-name="P8"><text:s text:c="4"/><text:span text:style-name="T12">height</text:span><text:span text:style-name="T13">:</text:span> <text:span text:style-name="T18">100px</text:span>;</text:p>
            <text:p text:style-name="P8"><text:s text:c="4"/><text:span text:style-name="T12">width</text:span><text:span text:style-name="T13">:</text:span> <text:span text:style-name="T18">100</text:span><text:span text:style-name="T13">%</text:span>;</text:p>
            <text:p text:style-name="P8"><text:s text:c="2"/>}</text:p>
            <text:p text:style-name="P8">}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0:30:25.431902924</meta:creation-date>
    <dc:date>2021-07-22T16:45:23.344764628</dc:date>
    <meta:editing-duration>PT4H30M17S</meta:editing-duration>
    <meta:editing-cycles>2</meta:editing-cycles>
    <meta:generator>LibreOffice/6.1.5.2$Linux_X86_64 LibreOffice_project/10$Build-2</meta:generator>
    <meta:document-statistic meta:table-count="3" meta:image-count="0" meta:object-count="0" meta:page-count="3" meta:paragraph-count="232" meta:word-count="552" meta:character-count="3406" meta:non-whitespace-character-count="2828"/>
  </office:meta>
</office:document-meta>
</file>